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5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8"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9" style:family="paragraph" style:parent-style-name="Standard">
      <style:paragraph-properties fo:margin-left="0.5in" fo:margin-right="0in" fo:margin-top="0in" fo:margin-bottom="0.1945in" fo:text-align="justify" style:justify-single-word="false" fo:text-indent="0in" style:auto-text-indent="false"/>
    </style:style>
    <style:style style:name="P20" style:family="paragraph" style:parent-style-name="Standard">
      <style:paragraph-properties fo:margin-left="1in" fo:margin-right="0in" fo:margin-top="0in" fo:margin-bottom="0.1945in" fo:text-align="justify" style:justify-single-word="false" fo:text-indent="0in" style:auto-text-indent="false"/>
    </style:style>
    <style:style style:name="P21" style:family="paragraph" style:parent-style-name="Footnote">
      <style:text-properties fo:language="en" fo:country="US"/>
    </style:style>
    <style:style style:name="P22" style:family="paragraph" style:parent-style-name="Standard">
      <style:paragraph-properties fo:margin-top="0in" fo:margin-bottom="0in" fo:text-align="center" style:justify-single-word="false"/>
    </style:style>
    <style:style style:name="P23" style:family="paragraph" style:parent-style-name="Standard">
      <style:paragraph-properties fo:margin-top="0in" fo:margin-bottom="0in" fo:text-align="start" style:justify-single-word="false" fo:break-before="page"/>
    </style:style>
    <style:style style:name="P24" style:family="paragraph" style:parent-style-name="Heading_5f_20_5f_2">
      <style:paragraph-properties fo:margin-top="0in" fo:margin-bottom="0in" fo:text-align="justify" style:justify-single-word="false"/>
      <style:text-properties fo:language="en" fo:country="US"/>
    </style:style>
    <style:style style:name="P25" style:family="paragraph" style:parent-style-name="Standard" style:list-style-name="L1">
      <style:paragraph-properties fo:margin-top="0in" fo:margin-bottom="0.1945in" fo:text-align="justify" style:justify-single-word="false"/>
    </style:style>
    <style:style style:name="P26"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7"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8"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29"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3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3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32"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33"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2"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3" style:family="text">
      <style:text-properties style:font-name="Times New Roman1" fo:font-size="12pt" fo:language="en" fo:country="US" fo:font-style="italic" style:font-name-asian="Times New Roman1" style:font-name-complex="Times New Roman1"/>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8pt" fo:language="en" fo:country="US" fo:font-weight="bold" style:font-name-asian="Times New Roman1" style:font-name-complex="Times New Roman1"/>
    </style:style>
    <style:style style:name="T17" style:family="text">
      <style:text-properties style:font-name="Times New Roman1" fo:font-size="13.5pt" fo:language="en" fo:country="US" fo:font-weight="bold" style:font-name-asian="Times New Roman1" style:font-name-complex="Times New Roman1"/>
    </style:style>
    <style:style style:name="T18"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9" style:family="text">
      <style:text-properties fo:font-size="12pt"/>
    </style:style>
    <style:style style:name="T20" style:family="text">
      <style:text-properties fo:font-size="12pt" fo:language="en" fo:country="US"/>
    </style:style>
    <style:style style:name="T21" style:family="text">
      <style:text-properties fo:font-size="12pt" style:font-size-asian="12pt" style:font-size-complex="12pt"/>
    </style:style>
    <style:style style:name="T22" style:family="text">
      <style:text-properties fo:color="#000000" style:font-name="Times New Roman1" fo:font-size="12pt" fo:language="en" fo:country="US" fo:font-weight="bold" style:font-name-asian="Times New Roman1" style:font-name-complex="Times New Roman1"/>
    </style:style>
    <style:style style:name="T23" style:family="text">
      <style:text-properties fo:font-size="18pt" fo:language="en" fo:country="US" fo:font-weight="bold"/>
    </style:style>
    <style:style style:name="T24" style:family="text">
      <style:text-properties fo:font-size="13.5pt" fo:font-weight="bold"/>
    </style:style>
    <style:style style:name="T25" style:family="text">
      <style:text-properties fo:font-size="13.5pt" fo:language="en" fo:country="US" fo:font-weight="bold"/>
    </style:style>
    <style:style style:name="T26"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27" style:family="text">
      <style:text-properties fo:color="#0000ff" fo:language="en" fo:country="US" style:text-underline-style="solid" style:text-underline-width="auto" style:text-underline-color="font-color"/>
    </style:style>
    <style:style style:name="T28" style:family="text">
      <style:text-properties style:font-name="Tuffy" fo:font-size="12pt" fo:language="en" fo:country="US" style:font-name-asian="Tuffy" style:font-name-complex="Tuffy"/>
    </style:style>
    <style:style style:name="T29" style:family="text">
      <style:text-properties style:font-name="Tuffy" style:font-name-asian="Tuffy" style:font-name-complex="Tuffy"/>
    </style:style>
    <style:style style:name="T30" style:family="text">
      <style:text-properties fo:font-variant="small-caps" style:font-name="Times New Roman1" fo:font-size="12pt" fo:language="en" fo:country="US" style:font-name-asian="Times New Roman1" style:font-name-complex="Times New Roman1"/>
    </style:style>
    <style:style style:name="T31" style:family="text">
      <style:text-properties style:font-name="Times New Roman" style:font-name-asian="Tuffy" style:font-name-complex="Tuffy"/>
    </style:style>
    <style:style style:name="T32" style:family="text">
      <style:text-properties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language="en" fo:country="US" fo:font-style="normal" style:text-underline-style="solid" style:text-underline-width="auto" style:text-underline-color="font-color" style:font-style-asian="normal" style:font-style-complex="normal"/>
    </style:style>
    <style:style style:name="T37" style:family="text">
      <style:text-properties fo:language="en" fo:country="US" fo:font-style="normal" fo:font-weight="bold" style:font-style-asian="normal" style:font-weight-asian="bold" style:font-style-complex="normal" style:font-weight-complex="bold"/>
    </style:style>
    <style:style style:name="T38" style:family="text">
      <style:text-properties fo:language="en" fo:country="US" fo:font-weight="bold" style:font-weight-asian="bold" style:font-weight-complex="bold"/>
    </style:style>
    <style:style style:name="T39" style:family="text">
      <style:text-properties fo:language="en" fo:country="US" fo:background-color="#ffff00"/>
    </style:style>
    <style:style style:name="T40" style:family="text">
      <style:text-properties fo:language="en" fo:country="US" style:text-underline-style="solid" style:text-underline-width="auto" style:text-underline-color="font-color"/>
    </style:style>
    <style:style style:name="T41" style:family="text">
      <style:text-properties fo:font-size="15pt" fo:font-weight="normal" style:font-size-asian="15pt" style:font-weight-asian="normal" style:font-size-complex="15pt" style:font-weight-complex="normal"/>
    </style:style>
    <style:style style:name="T42" style:family="text">
      <style:text-properties fo:font-size="15pt" fo:language="en" fo:country="US" fo:font-weight="normal" style:font-size-asian="15pt" style:font-weight-asian="normal" style:font-size-complex="15pt" style:font-weight-complex="normal"/>
    </style:style>
    <style:style style:name="T43" style:family="text">
      <style:text-properties style:font-name="Times New Roman" fo:font-size="12pt" fo:language="en" fo:country="US" style:font-size-asian="12pt" style:font-size-complex="12pt"/>
    </style:style>
    <style:style style:name="T44"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 <text:line-break/></text:span></text:span></text:p>
      <text:p text:style-name="P8"><text:span text:style-name="Default_5f_20_5f_Paragraph_5f_20_5f_Font"><text:span text:style-name="T16"/></text:span></text:p>
      <text:p text:style-name="P8"><text:span text:style-name="Default_5f_20_5f_Paragraph_5f_20_5f_Font"><text:span text:style-name="T16"> </text:span></text:span><text:span text:style-name="Default_5f_20_5f_Paragraph_5f_20_5f_Font"><text:span text:style-name="T33"> </text:span></text:span></text:p>
      <text:p text:style-name="P8"><text:span text:style-name="Default_5f_20_5f_Paragraph_5f_20_5f_Font"><text:span text:style-name="T16"> </text:span></text:span><text:span text:style-name="Default_5f_20_5f_Paragraph_5f_20_5f_Font"><text:span text:style-name="T33"> </text:span></text:span></text:p>
      <text:p text:style-name="P8"><text:span text:style-name="Default_5f_20_5f_Paragraph_5f_20_5f_Font"><text:span text:style-name="T16"> </text:span></text:span><text:span text:style-name="Default_5f_20_5f_Paragraph_5f_20_5f_Font"><text:span text:style-name="T33"> </text:span></text:span></text:p>
      <text:p text:style-name="P8"><text:span text:style-name="Default_5f_20_5f_Paragraph_5f_20_5f_Font"><text:span text:style-name="T16"> </text:span></text:span><text:span text:style-name="Default_5f_20_5f_Paragraph_5f_20_5f_Font"><text:span text:style-name="T33"> </text:span></text:span></text:p>
      <text:p text:style-name="P8"><text:span text:style-name="Default_5f_20_5f_Paragraph_5f_20_5f_Font"><text:span text:style-name="T16">OpenHatch, Inc.</text:span></text:span><text:span text:style-name="Default_5f_20_5f_Paragraph_5f_20_5f_Font"><text:span text:style-name="T33"> </text:span></text:span></text:p>
      <text:h text:style-name="P33" text:outline-level="1"><text:span text:style-name="Default_5f_20_5f_Paragraph_5f_20_5f_Font"><text:span text:style-name="T16">Prospectus</text:span></text:span><text:span text:style-name="Default_5f_20_5f_Paragraph_5f_20_5f_Font"><text:span text:style-name="T33"> </text:span></text:span></text:h>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 </text:span></text:span><text:span text:style-name="Default_5f_20_5f_Paragraph_5f_20_5f_Font"><text:span text:style-name="T33"> </text:span></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20">Telephone: </text:span></text:span><text:span text:style-name="Default_5f_20_5f_Paragraph_5f_20_5f_Font"><text:span text:style-name="T2">+1 (585) 506-8865</text:span></text:span><text:span text:style-name="Default_5f_20_5f_Paragraph_5f_20_5f_Font"><text:span text:style-name="T33"> </text:span></text:span></text:p>
      <text:p text:style-name="P8"><text:span text:style-name="Default_5f_20_5f_Paragraph_5f_20_5f_Font"><text:span text:style-name="T2">Contact: Asheesh Laroia</text:span></text:span><text:span text:style-name="Default_5f_20_5f_Paragraph_5f_20_5f_Font"><text:span text:style-name="T33"> </text:span></text:span></text:p>
      <text:p text:style-name="P18"><text:span text:style-name="Default_5f_20_5f_Paragraph_5f_20_5f_Font"><text:span text:style-name="T21"><text:date style:data-style-name="N76" text:date-value="2009-09-13T15:17:03.99">September 13, 2009</text:date></text:span></text:span></text:p>
      <text:p text:style-name="P8"><text:span text:style-name="Default_5f_20_5f_Paragraph_5f_20_5f_Font"><text:span text:style-name="T2"> </text:span></text:span><text:span text:style-name="Default_5f_20_5f_Paragraph_5f_20_5f_Font"><text:span text:style-name="T33"> </text:span></text:span></text:p>
      <text:p text:style-name="P22"><text:span text:style-name="Default_5f_20_5f_Paragraph_5f_20_5f_Font"><text:span text:style-name="T22"/></text:span></text:p>
      <text:p text:style-name="P23"><text:span text:style-name="Default_5f_20_5f_Paragraph_5f_20_5f_Font"><text:span text:style-name="T22">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33"> </text:span></text:span></text:p>
      <text:p text:style-name="P7"><text:span text:style-name="Default_5f_20_5f_Paragraph_5f_20_5f_Font"><text:span text:style-name="T33"><text:line-break/></text:span></text:span></text:p>
      <text:p text:style-name="P2"><text:span text:style-name="Default_5f_20_5f_Paragraph_5f_20_5f_Font"><text:span text:style-name="T23"/></text:span></text:p>
      <text:p text:style-name="P6"><text:span text:style-name="Default_5f_20_5f_Paragraph_5f_20_5f_Font"><text:span text:style-name="T23">Contents</text:span></text:span><text:span text:style-name="Default_5f_20_5f_Paragraph_5f_20_5f_Font"><text:span text:style-name="T33"> </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30">Market 1</text:span></text:span><text:span text:style-name="Default_5f_20_5f_Paragraph_5f_20_5f_Font"><text:span text:style-name="T2">. Open Source Software Community</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egments</text:span></text:span><text:span text:style-name="Default_5f_20_5f_Paragraph_5f_20_5f_Font"><text:span text:style-name="T33"> </text:span></text:span></text:p>
      <text:p text:style-name="P7"><text:span text:style-name="Default_5f_20_5f_Paragraph_5f_20_5f_Font"><text:span text:style-name="T2"><text:tab/><text:tab/>iii. Saturation</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span text:style-name="Default_5f_20_5f_Paragraph_5f_20_5f_Font"><text:span text:style-name="T33"> </text:span></text:span></text:p>
      <text:p text:style-name="P7"><text:span text:style-name="Default_5f_20_5f_Paragraph_5f_20_5f_Font"><text:span text:style-name="T2"><text:tab/></text:span></text:span><text:span text:style-name="Default_5f_20_5f_Paragraph_5f_20_5f_Font"><text:span text:style-name="T30">Market 2</text:span></text:span><text:span text:style-name="Default_5f_20_5f_Paragraph_5f_20_5f_Font"><text:span text:style-name="T2">. Corporate OSS Users</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aturation</text:span></text:span><text:span text:style-name="Default_5f_20_5f_Paragraph_5f_20_5f_Font"><text:span text:style-name="T33"> </text:span></text:span></text:p>
      <text:p text:style-name="P7"><text:span text:style-name="Default_5f_20_5f_Paragraph_5f_20_5f_Font"><text:span text:style-name="T2"><text:tab/><text:tab/>iii. Segments</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30">Market 3</text:span></text:span><text:span text:style-name="Default_5f_20_5f_Paragraph_5f_20_5f_Font"><text:span text:style-name="T2">. Hiring Professionals</text:span></text:span><text:span text:style-name="Default_5f_20_5f_Paragraph_5f_20_5f_Font"><text:span text:style-name="T33">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33"> </text:span></text:span></text:p>
      <text:p text:style-name="P19"><text:span text:style-name="Default_5f_20_5f_Paragraph_5f_20_5f_Font"><text:span text:style-name="T2">A. Industries</text:span></text:span><text:span text:style-name="Default_5f_20_5f_Paragraph_5f_20_5f_Font"><text:span text:style-name="T33"> </text:span></text:span></text:p>
      <text:p text:style-name="P19"><text:span text:style-name="Default_5f_20_5f_Paragraph_5f_20_5f_Font"><text:span text:style-name="T2">B. Competitors</text:span></text:span><text:span text:style-name="Default_5f_20_5f_Paragraph_5f_20_5f_Font"><text:span text:style-name="T33"> </text:span></text:span></text:p>
      <text:p text:style-name="P20"><text:span text:style-name="Default_5f_20_5f_Paragraph_5f_20_5f_Font"><text:span text:style-name="T2">i. Ohloh</text:span></text:span><text:span text:style-name="Default_5f_20_5f_Paragraph_5f_20_5f_Font"><text:span text:style-name="T33"> </text:span></text:span></text:p>
      <text:p text:style-name="P20"><text:span text:style-name="Default_5f_20_5f_Paragraph_5f_20_5f_Font"><text:span text:style-name="T2">ii. My developerWorks</text:span></text:span><text:span text:style-name="Default_5f_20_5f_Paragraph_5f_20_5f_Font"><text:span text:style-name="T33"> </text:span></text:span></text:p>
      <text:p text:style-name="P20"><text:span text:style-name="Default_5f_20_5f_Paragraph_5f_20_5f_Font"><text:span text:style-name="T2">iii. LinkedIn</text:span></text:span><text:span text:style-name="Default_5f_20_5f_Paragraph_5f_20_5f_Font"><text:span text:style-name="T33"> </text:span></text:span></text:p>
      <text:p text:style-name="P20"><text:span text:style-name="Default_5f_20_5f_Paragraph_5f_20_5f_Font"><text:span text:style-name="T2">iv. Ether</text:span></text:span><text:span text:style-name="Default_5f_20_5f_Paragraph_5f_20_5f_Font"><text:span text:style-name="T33">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9"><text:span text:style-name="Default_5f_20_5f_Paragraph_5f_20_5f_Font"><text:span text:style-name="T2">A. Operating Needs</text:span></text:span><text:span text:style-name="Default_5f_20_5f_Paragraph_5f_20_5f_Font"><text:span text:style-name="T33"> </text:span></text:span></text:p>
      <text:p text:style-name="P19"><text:span text:style-name="Default_5f_20_5f_Paragraph_5f_20_5f_Font"><text:span text:style-name="T2">B. Financial Statements</text:span></text:span><text:span text:style-name="Default_5f_20_5f_Paragraph_5f_20_5f_Font"><text:span text:style-name="T33"> </text:span></text:span></text:p>
      <text:p text:style-name="P19"><text:span text:style-name="Default_5f_20_5f_Paragraph_5f_20_5f_Font"><text:span text:style-name="T2">C. Financial Analysis</text:span></text:span><text:span text:style-name="Default_5f_20_5f_Paragraph_5f_20_5f_Font"><text:span text:style-name="T33"> </text:span></text:span></text:p>
      <text:p text:style-name="P7"><text:span text:style-name="Default_5f_20_5f_Paragraph_5f_20_5f_Font"><text:span text:style-name="T2">VIII. Exit Strategy</text:span></text:span><text:span text:style-name="Default_5f_20_5f_Paragraph_5f_20_5f_Font"><text:span text:style-name="T33"> </text:span></text:span></text:p>
      <text:p text:style-name="P7"><text:span text:style-name="Default_5f_20_5f_Paragraph_5f_20_5f_Font"><text:span text:style-name="T2">IX. Critical Risks and Assumptions</text:span></text:span><text:span text:style-name="Default_5f_20_5f_Paragraph_5f_20_5f_Font"><text:span text:style-name="T33"> </text:span></text:span></text:p>
      <text:p text:style-name="P7"><text:span text:style-name="Default_5f_20_5f_Paragraph_5f_20_5f_Font"><text:span text:style-name="T2">X. Appendices</text:span></text:span><text:span text:style-name="Default_5f_20_5f_Paragraph_5f_20_5f_Font"><text:span text:style-name="T33"> </text:span></text:span></text:p>
      <text:p text:style-name="P19"><text:span text:style-name="Default_5f_20_5f_Paragraph_5f_20_5f_Font"><text:span text:style-name="T2">A. 2009-2010 Budget</text:span></text:span><text:span text:style-name="Default_5f_20_5f_Paragraph_5f_20_5f_Font"><text:span text:style-name="T33"> </text:span></text:span></text:p>
      <text:p text:style-name="P19"><text:span text:style-name="Default_5f_20_5f_Paragraph_5f_20_5f_Font"><text:span text:style-name="T2">B. Income Statement</text:span></text:span><text:span text:style-name="Default_5f_20_5f_Paragraph_5f_20_5f_Font"><text:span text:style-name="T33"> </text:span></text:span></text:p>
      <text:p text:style-name="P19"><text:span text:style-name="Default_5f_20_5f_Paragraph_5f_20_5f_Font"><text:span text:style-name="T2">C. Balance Sheet</text:span></text:span><text:span text:style-name="Default_5f_20_5f_Paragraph_5f_20_5f_Font"><text:span text:style-name="T33"> </text:span></text:span></text:p>
      <text:p text:style-name="P19"><text:span text:style-name="Default_5f_20_5f_Paragraph_5f_20_5f_Font"><text:span text:style-name="T2">D. Revenue Projections Spreadsheet</text:span></text:span><text:span text:style-name="Default_5f_20_5f_Paragraph_5f_20_5f_Font"><text:span text:style-name="T33"> </text:span></text:span></text:p>
      <text:p text:style-name="P19"><text:span text:style-name="Default_5f_20_5f_Paragraph_5f_20_5f_Font"><text:span text:style-name="T20">E. Possible Development Timeline</text:span></text:span></text:p>
      <text:p text:style-name="P7"><text:span text:style-name="Default_5f_20_5f_Paragraph_5f_20_5f_Font"><text:span text:style-name="T20"><text:line-break/></text:span></text:span></text:p>
      <text:p text:style-name="P2"><text:span text:style-name="Default_5f_20_5f_Paragraph_5f_20_5f_Font"><text:span text:style-name="T24"/></text:span></text:p>
      <text:p text:style-name="P6"><text:span text:style-name="Default_5f_20_5f_Paragraph_5f_20_5f_Font"><text:span text:style-name="T41">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32">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1"><text:s/>Turner, James. “Open Source is Infiltrating the Enterprise.” <text:span text:style-name="T32">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19">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7"/></text:span></text:p>
      <text:p text:style-name="P6"><text:span text:style-name="Default_5f_20_5f_Paragraph_5f_20_5f_Font"><text:span text:style-name="T18">II. Team</text:span></text:span><text:span text:style-name="Default_5f_20_5f_Paragraph_5f_20_5f_Font"><text:span text:style-name="T42">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25"/></text:span></text:p>
      <text:p text:style-name="P2"><text:span text:style-name="Default_5f_20_5f_Paragraph_5f_20_5f_Font"><text:span text:style-name="T25"/></text:span></text:p>
      <text:p text:style-name="P6"><text:span text:style-name="Default_5f_20_5f_Paragraph_5f_20_5f_Font"><text:span text:style-name="T42">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33">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33">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33"> <text:s/></text:span></text:span></text:p>
      <text:p text:style-name="P7"><text:span text:style-name="Default_5f_20_5f_Paragraph_5f_20_5f_Font"><text:span text:style-name="T2">Current ownership, at full vesting:</text:span></text:span><text:span text:style-name="Default_5f_20_5f_Paragraph_5f_20_5f_Font"><text:span text:style-name="T33"> </text:span></text:span></text:p>
      <text:list xml:id="list1991661687" text:style-name="L1">
        <text:list-item>
          <text:p text:style-name="P25"><text:span text:style-name="Default_5f_20_5f_Paragraph_5f_20_5f_Font"><text:span text:style-name="T2">Asheesh Laroia – 30,666 shares (43%)</text:span></text:span></text:p>
        </text:list-item>
        <text:list-item>
          <text:p text:style-name="P25"><text:span text:style-name="Default_5f_20_5f_Paragraph_5f_20_5f_Font"><text:span text:style-name="T2">Raphael Krut-Landau – 30,666 shares (43%)</text:span></text:span></text:p>
        </text:list-item>
        <text:list-item>
          <text:p text:style-name="P25"><text:span text:style-name="Default_5f_20_5f_Paragraph_5f_20_5f_Font"><text:span text:style-name="T2">Shotput Ventures – 8,000 shares (11%)</text:span></text:span></text:p>
        </text:list-item>
        <text:list-item>
          <text:p text:style-name="P25"><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34">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33"><text:s/><text:line-break/></text:span></text:span></text:p>
      <text:p text:style-name="P2"><text:span text:style-name="Default_5f_20_5f_Paragraph_5f_20_5f_Font"><text:span text:style-name="T25"/></text:span></text:p>
      <text:p text:style-name="P6"><text:span text:style-name="Default_5f_20_5f_Paragraph_5f_20_5f_Font"><text:span text:style-name="T42">IV. Analysis of Markets</text:span></text:span></text:p>
      <text:p text:style-name="P4"><text:span text:style-name="Default_5f_20_5f_Paragraph_5f_20_5f_Font"><text:span text:style-name="T6">Market 1: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28">—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123473580" text:style-name="L2">
        <text:list-header>
          <text:p text:style-name="P26"><text:span text:style-name="Default_5f_20_5f_Paragraph_5f_20_5f_Font"><text:span text:style-name="T2">ii. Segments</text:span></text:span></text:p>
          <text:p text:style-name="P26"><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26"><text:note text:id="ftn3" text:note-class="footnote"><text:note-citation>1</text:note-citation><text:note-body><text:p text:style-name="P21">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26"><text:note text:id="ftn4" text:note-class="footnote"><text:note-citation>2</text:note-citation><text:note-body><text:p text:style-name="P21">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33"/></text:span></text:p>
      <text:p text:style-name="P7"><text:span text:style-name="Default_5f_20_5f_Paragraph_5f_20_5f_Font"><text:span text:style-name="T2">iii. Saturation</text:span></text:span><text:span text:style-name="Default_5f_20_5f_Paragraph_5f_20_5f_Font"><text:span text:style-name="T33">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26"><text:note text:id="ftn5" text:note-class="footnote"><text:note-citation>3</text:note-citation><text:note-body><text:p text:style-name="P21">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2">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4">B. Corporate OSS Users</text:span></text:span><text:span text:style-name="Default_5f_20_5f_Paragraph_5f_20_5f_Font"><text:span text:style-name="T33"> </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26"><text:note text:id="ftn6" text:note-class="footnote"><text:note-citation>1</text:note-citation><text:note-body><text:p text:style-name="Footnote">Kobie, Nicole. <text:span text:style-name="T31">“</text:span>Gartner: 85 percent of firms use open source.<text:span text:style-name="T29">”</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26"><text:note text:id="ftn7" text:note-class="footnote"><text:note-citation>2</text:note-citation><text:note-body><text:p text:style-name="Footnote">Forrester Consulting. <text:span text:style-name="T31">“</text:span>Open Source Software’s Expanding Role in the Enterprise.<text:span text:style-name="T29">”</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33">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33"> <text:s/></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33"> </text:span></text:span></text:p>
      <text:p text:style-name="P7"><text:span text:style-name="Default_5f_20_5f_Paragraph_5f_20_5f_Font"><text:span text:style-name="T33"/></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33">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33">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7"><text:span text:style-name="Default_5f_20_5f_Paragraph_5f_20_5f_Font"><text:span text:style-name="T25">V. Industry Analysis</text:span></text:span></text:p>
      <text:p text:style-name="P4"><text:span text:style-name="Default_5f_20_5f_Paragraph_5f_20_5f_Font"><text:span text:style-name="T4">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33"> </text:span></text:span></text:p>
      <text:p text:style-name="P7"><text:span text:style-name="Default_5f_20_5f_Paragraph_5f_20_5f_Font"><text:span text:style-name="T2"/></text:span></text:p>
      <text:p text:style-name="P4"><text:span text:style-name="Default_5f_20_5f_Paragraph_5f_20_5f_Font"><text:span text:style-name="T4">B. Competitors</text:span></text:span><text:span text:style-name="Default_5f_20_5f_Paragraph_5f_20_5f_Font"><text:span text:style-name="T33">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459878444" text:style-name="L3">
        <text:list-item>
          <text:p text:style-name="P27"><text:span text:style-name="Default_5f_20_5f_Paragraph_5f_20_5f_Font"><text:span text:style-name="T3">Ohloh</text:span></text:span></text:p>
          <text:p text:style-name="P27"><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7"><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7"><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7"><text:span text:style-name="Default_5f_20_5f_Paragraph_5f_20_5f_Font"><text:span text:style-name="T3"/></text:span></text:p>
        </text:list-item>
        <text:list-item>
          <text:p text:style-name="P27"><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2">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e,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919773299" text:continue-numbering="true" text:style-name="L3">
        <text:list-item>
          <text:p text:style-name="P27"><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689663593" text:continue-numbering="true" text:style-name="L3">
        <text:list-item>
          <text:p text:style-name="P27"><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7"/></text:span></text:p>
      <text:p text:style-name="P6"><text:span text:style-name="Default_5f_20_5f_Paragraph_5f_20_5f_Font"><text:span text:style-name="T18">VI. Marketing Plan</text:span></text:span><text:span text:style-name="Default_5f_20_5f_Paragraph_5f_20_5f_Font"><text:span text:style-name="T42">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20">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20"><text:note text:id="ftn8" text:note-class="footnote"><text:note-citation>1</text:note-citation><text:note-body><text:p text:style-name="Footnote">Identi.ca is an open-source microblog in the style of Twitter..</text:p></text:note-body></text:note></text:span></text:span><text:span text:style-name="Default_5f_20_5f_Paragraph_5f_20_5f_Font"><text:span text:style-name="T20">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20">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33">way.<text:line-break/></text:span></text:span></text:p>
      <text:p text:style-name="P2"><text:span text:style-name="Default_5f_20_5f_Paragraph_5f_20_5f_Font"><text:span text:style-name="T17"/></text:span></text:p>
      <text:p text:style-name="P6"><text:span text:style-name="Default_5f_20_5f_Paragraph_5f_20_5f_Font"><text:span text:style-name="T17">VII. Financial Plan</text:span></text:span><text:span text:style-name="Default_5f_20_5f_Paragraph_5f_20_5f_Font"><text:span text:style-name="T33"> </text:span></text:span></text:p>
      <text:p text:style-name="P4"><text:span text:style-name="Default_5f_20_5f_Paragraph_5f_20_5f_Font"><text:span text:style-name="T7">A. Operating Needs</text:span></text:span><text:span text:style-name="Default_5f_20_5f_Paragraph_5f_20_5f_Font"><text:span text:style-name="T34">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33">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33"> </text:span></text:span></text:p>
      <text:p text:style-name="P7"><text:span text:style-name="Default_5f_20_5f_Paragraph_5f_20_5f_Font"><text:span text:style-name="T33"><text:line-break/></text:span></text:span><text:span text:style-name="Default_5f_20_5f_Paragraph_5f_20_5f_Font"><text:span text:style-name="T4">B. Financial Statements</text:span></text:span><text:span text:style-name="Default_5f_20_5f_Paragraph_5f_20_5f_Font"><text:span text:style-name="T33">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33">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33">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33">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33">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33">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33"><text:line-break/></text:span></text:span></text:p>
      <text:p text:style-name="P2"><text:soft-page-break/><text:span text:style-name="Default_5f_20_5f_Paragraph_5f_20_5f_Font"><text:span text:style-name="T17">VIII. Exit Strategy</text:span></text:span><text:span text:style-name="Default_5f_20_5f_Paragraph_5f_20_5f_Font"><text:span text:style-name="T33">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33"> </text:span></text:span></text:p>
      <text:p text:style-name="P24"/>
      <text:p text:style-name="P2"><text:span text:style-name="Default_5f_20_5f_Paragraph_5f_20_5f_Font"><text:span text:style-name="T17"/></text:span></text:p>
      <text:p text:style-name="P6"><text:span text:style-name="Default_5f_20_5f_Paragraph_5f_20_5f_Font"><text:span text:style-name="T17">IX. Critical Risks and Assumptions</text:span></text:span><text:span text:style-name="Default_5f_20_5f_Paragraph_5f_20_5f_Font"><text:span text:style-name="T33"> </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33">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33"> </text:span></text:span></text:p>
      <text:p text:style-name="P9"><text:span text:style-name="Default_5f_20_5f_Paragraph_5f_20_5f_Font"><text:span text:style-name="T39"/></text:span></text:p>
      <text:p text:style-name="P2"><text:span text:style-name="Default_5f_20_5f_Paragraph_5f_20_5f_Font"><text:span text:style-name="T17"/></text:span></text:p>
      <text:p text:style-name="P6"><text:span text:style-name="Default_5f_20_5f_Paragraph_5f_20_5f_Font"><text:span text:style-name="T18">X. Appendices</text:span></text:span><text:span text:style-name="Default_5f_20_5f_Paragraph_5f_20_5f_Font"><text:span text:style-name="T42"> </text:span></text:span></text:p>
      <text:p text:style-name="P4"><text:span text:style-name="Default_5f_20_5f_Paragraph_5f_20_5f_Font"><text:span text:style-name="T4">              A. 2009-2010 Budget</text:span></text:span><text:span text:style-name="Default_5f_20_5f_Paragraph_5f_20_5f_Font"><text:span text:style-name="T33"> </text:span></text:span></text:p>
      <text:p text:style-name="P3"><text:span text:style-name="Default_5f_20_5f_Paragraph_5f_20_5f_Font"><text:span text:style-name="T33">Monthly salary per full-time employee: $1500<text:line-break/>Monthly salary per part-time employee: $250<text:line-break/></text:span></text:span><text:span text:style-name="Default_5f_20_5f_Paragraph_5f_20_5f_Font"><text:span text:style-name="T33">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27">http://spreadsheets.google.com/ccc?key=0AnNqpfwA4_bBdFZyMlNLQTFBYjNtRTJRdVRzMjljYlE&amp;hl=en</text:span></text:span></text:a><text:span text:style-name="Default_5f_20_5f_Paragraph_5f_20_5f_Font"><text:span text:style-name="T33"><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6"><text:span text:style-name="Default_5f_20_5f_Paragraph_5f_20_5f_Font"><text:span text:style-name="T35">B. Income Statement</text:span></text:span></text:p>
      <text:p text:style-name="P11"><text:span text:style-name="Default_5f_20_5f_Paragraph_5f_20_5f_Font"><text:span text:style-name="T37"/></text:span></text:p>
      <text:p text:style-name="P11"><text:span text:style-name="Default_5f_20_5f_Paragraph_5f_20_5f_Font"><text:span text:style-name="T38">Revenues</text:span></text:span><text:span text:style-name="Default_5f_20_5f_Paragraph_5f_20_5f_Font"><text:span text:style-name="T33"><text:tab/><text:tab/><text:tab/></text:span></text:span></text:p>
      <text:p text:style-name="P12"><text:span text:style-name="Default_5f_20_5f_Paragraph_5f_20_5f_Font"><text:span text:style-name="T33"><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38"><text:tab/>Total<text:tab/><text:tab/><text:tab/>$20,050.00</text:span></text:span></text:p>
      <text:p text:style-name="P11"><text:span text:style-name="Default_5f_20_5f_Paragraph_5f_20_5f_Font"><text:span text:style-name="T33"><text:tab/><text:tab/><text:tab/><text:tab/></text:span></text:span></text:p>
      <text:p text:style-name="P11"><text:span text:style-name="Default_5f_20_5f_Paragraph_5f_20_5f_Font"><text:span text:style-name="T38">Expenses <text:tab/><text:tab/><text:tab/><text:tab/><text:tab/></text:span></text:span><text:span text:style-name="Default_5f_20_5f_Paragraph_5f_20_5f_Font"><text:span text:style-name="T33"><text:tab/><text:tab/></text:span></text:span></text:p>
      <text:p text:style-name="P10"><text:span text:style-name="Default_5f_20_5f_Paragraph_5f_20_5f_Font"><text:span text:style-name="T33"><text:tab/>Payroll Expenses <text:tab/><text:tab/>$5,995.27<text:tab/></text:span></text:span></text:p>
      <text:p text:style-name="P14"><text:span text:style-name="Default_5f_20_5f_Paragraph_5f_20_5f_Font"><text:span text:style-name="T33"><text:tab/>Rent <text:tab/><text:tab/><text:tab/>$4,525.00</text:span></text:span></text:p>
      <text:p text:style-name="P14"><text:span text:style-name="Default_5f_20_5f_Paragraph_5f_20_5f_Font"><text:span text:style-name="T33"><text:tab/>Travel <text:tab/><text:tab/>$919.20</text:span></text:span></text:p>
      <text:p text:style-name="P11"><text:span text:style-name="Default_5f_20_5f_Paragraph_5f_20_5f_Font"><text:span text:style-name="T43"><text:tab/>Misc. (Dining, Outside Services, Printing, Subscriptions)<text:tab/>$</text:span></text:span><text:span text:style-name="Default_5f_20_5f_Paragraph_5f_20_5f_Font"><text:span text:style-name="T44">128.67</text:span></text:span></text:p>
      <text:p text:style-name="P14"><text:span text:style-name="Default_5f_20_5f_Paragraph_5f_20_5f_Font"><text:span text:style-name="T38"><text:tab/>Total<text:tab/><text:tab/><text:tab/>$11,568.14</text:span></text:span></text:p>
      <text:p text:style-name="P14"><text:span text:style-name="Default_5f_20_5f_Paragraph_5f_20_5f_Font"><text:span text:style-name="T38"/></text:span></text:p>
      <text:p text:style-name="P14"><text:span text:style-name="Default_5f_20_5f_Paragraph_5f_20_5f_Font"><text:span text:style-name="T38">Net Income for Period <text:tab/><text:tab/><text:tab/>$8,481.86</text:span></text:span></text:p>
      <text:p text:style-name="P16"><text:span text:style-name="Default_5f_20_5f_Paragraph_5f_20_5f_Font"><text:span text:style-name="T9">C. Balance Sheet</text:span></text:span><text:span text:style-name="Default_5f_20_5f_Paragraph_5f_20_5f_Font"><text:span text:style-name="T36"> </text:span></text:span></text:p>
      <text:p text:style-name="P11"><text:span text:style-name="Default_5f_20_5f_Paragraph_5f_20_5f_Font"><text:span text:style-name="T33"><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4"><text:tab/>Current Assets</text:span></text:span></text:p>
      <text:p text:style-name="P10"><text:span text:style-name="Default_5f_20_5f_Paragraph_5f_20_5f_Font"><text:span text:style-name="T14"><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4"><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4">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1">Total Liabilities &amp; Equity <text:tab/><text:tab/><text:tab/>$8,481.86</text:span></text:span></text:p>
      <text:p text:style-name="P9"><text:span text:style-name="Default_5f_20_5f_Paragraph_5f_20_5f_Font"><text:span text:style-name="T4"/></text:span></text:p>
      <text:p text:style-name="P15"><text:span text:style-name="Default_5f_20_5f_Paragraph_5f_20_5f_Font"><text:span text:style-name="T15">D. Revenue Projections Spreadsheet</text:span></text:span><text:span text:style-name="Default_5f_20_5f_Paragraph_5f_20_5f_Font"><text:span text:style-name="T40"> </text:span></text:span></text:p>
      <text:p text:style-name="P9"><text:span text:style-name="Default_5f_20_5f_Paragraph_5f_20_5f_Font"><text:span text:style-name="T33"><text:line-break/></text:span></text:span></text:p>
      <text:p text:style-name="P9"><text:span text:style-name="Default_5f_20_5f_Paragraph_5f_20_5f_Font"><text:span text:style-name="T33">Break-even annual revenue: $100,000 </text:span></text:span></text:p>
      <text:p text:style-name="P9"><text:span text:style-name="Default_5f_20_5f_Paragraph_5f_20_5f_Font"><text:span text:style-name="T33"><text:line-break/></text:span></text:span></text:p>
      <text:p text:style-name="P9"><text:span text:style-name="Default_5f_20_5f_Paragraph_5f_20_5f_Font"><text:span text:style-name="T33">Projected fee per job posting: $200 </text:span></text:span></text:p>
      <text:p text:style-name="P9"><text:span text:style-name="Default_5f_20_5f_Paragraph_5f_20_5f_Font"><text:span text:style-name="T33">Number of job postings per year to break even: 430 </text:span></text:span></text:p>
      <text:p text:style-name="P9"><text:span text:style-name="Default_5f_20_5f_Paragraph_5f_20_5f_Font"><text:span text:style-name="T33"><text:line-break/></text:span></text:span></text:p>
      <text:p text:style-name="P9"><text:span text:style-name="Default_5f_20_5f_Paragraph_5f_20_5f_Font"><text:span text:style-name="T33">Recruiting tools subscription cost per month: $40 </text:span></text:span></text:p>
      <text:p text:style-name="P9"><text:span text:style-name="Default_5f_20_5f_Paragraph_5f_20_5f_Font"><text:span text:style-name="T33">Number of subscribers needed to break even: 179<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33">Average consultant fee per hour: $60 </text:span></text:span></text:p>
      <text:p text:style-name="P9"><text:span text:style-name="Default_5f_20_5f_Paragraph_5f_20_5f_Font"><text:span text:style-name="T33">OpenHatch's cut: 15% </text:span></text:span></text:p>
      <text:p text:style-name="P9"><text:span text:style-name="Default_5f_20_5f_Paragraph_5f_20_5f_Font"><text:span text:style-name="T33">Per minute VOIP cost: $0.08 </text:span></text:span></text:p>
      <text:p text:style-name="P9"><text:span text:style-name="Default_5f_20_5f_Paragraph_5f_20_5f_Font"><text:span text:style-name="T33">Number of consultant hours per year needed: 9,558 </text:span></text:span></text:p>
      <text:p text:style-name="P9"><text:span text:style-name="Default_5f_20_5f_Paragraph_5f_20_5f_Font"><text:span text:style-name="T33">Average length of call: 30 minutes </text:span></text:span></text:p>
      <text:p text:style-name="P9"><text:span text:style-name="Default_5f_20_5f_Paragraph_5f_20_5f_Font"><text:span text:style-name="T33">Number of calls needed per year: 19,111 </text:span></text:span></text:p>
      <text:p text:style-name="P9"><text:span text:style-name="Default_5f_20_5f_Paragraph_5f_20_5f_Font"><text:span text:style-name="T33">Calls needed per day: 52<text:line-break/></text:span></text:span></text:p>
      <text:p text:style-name="P9"><text:span text:style-name="Default_5f_20_5f_Paragraph_5f_20_5f_Font"><text:span text:style-name="T33">Hours each consultant spends on the phone per week: 1 </text:span></text:span></text:p>
      <text:p text:style-name="P9"><text:span text:style-name="Default_5f_20_5f_Paragraph_5f_20_5f_Font"><text:span text:style-name="T33">Number of active consultants: 191<text:line-break/></text:span></text:span></text:p>
      <text:p text:style-name="P9"><text:span text:style-name="Default_5f_20_5f_Paragraph_5f_20_5f_Font"><text:span text:style-name="T33"><text:line-break/></text:span></text:span></text:p>
      <text:p text:style-name="P9"><text:soft-page-break/><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27">http://spreadsheets.google.com/ccc?key=0AnNqpfwA4_bBdHJVTmtscmZUNzNiZjFZU2xZZUl5MEE&amp;hl=en</text:span></text:span></text:a><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2">              </text:span></text:span><text:span text:style-name="Default_5f_20_5f_Paragraph_5f_20_5f_Font"><text:span text:style-name="T4">E. Possible Development Timeline</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2">Note: This timeline is </text:span></text:span><text:span text:style-name="Default_5f_20_5f_Paragraph_5f_20_5f_Font"><text:span text:style-name="T13">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33">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33"> </text:span></text:span></text:p>
      <text:p text:style-name="P9"><text:span text:style-name="Default_5f_20_5f_Paragraph_5f_20_5f_Font"><text:span text:style-name="T2">2200 users.</text:span></text:span></text:p>
      <text:p text:style-name="P9"><text:span text:style-name="Default_5f_20_5f_Paragraph_5f_20_5f_Font"><text:span text:style-name="T33"><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33">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oft-page-break/><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33">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33">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33"> </text:span></text:span></text:p>
      <text:p text:style-name="P9"><text:span text:style-name="Default_5f_20_5f_Paragraph_5f_20_5f_Font"><text:span text:style-name="T33"><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5:17:03.99">September 13, 2009</text:date><text:tab/>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spectus</dc:title>
    <meta:initial-creator/>
    <dc:creator>Raphael Krut-Landau</dc:creator>
    <meta:editing-cycles>146</meta:editing-cycles>
    <dc:date>2009-09-13T15:16:28</dc:date>
    <meta:editing-duration>PT08H51M43S</meta:editing-duration>
    <meta:document-statistic meta:table-count="0" meta:image-count="0" meta:object-count="0" meta:page-count="23" meta:paragraph-count="253" meta:word-count="5351" meta:character-count="34704"/>
    <meta:user-defined meta:name="Info 1"/>
    <meta:user-defined meta:name="Info 2"/>
    <meta:user-defined meta:name="Info 3"/>
    <meta:user-defined meta:name="Info 4"/>
  </office:meta>
</office:document-meta>
</file>